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a973f" officeooo:paragraph-rsid="000a973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fb386" officeooo:paragraph-rsid="000fb38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23820" officeooo:paragraph-rsid="0012382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officeooo:rsid="000a973f" officeooo:paragraph-rsid="000a973f" style:font-size-asian="14pt" style:font-size-complex="14pt"/>
    </style:style>
    <style:style style:name="P5" style:family="paragraph" style:parent-style-name="Standard">
      <style:text-properties fo:font-size="14pt" officeooo:rsid="000dce25" officeooo:paragraph-rsid="000dce25" style:font-size-asian="14pt" style:font-size-complex="14pt"/>
    </style:style>
    <style:style style:name="P6" style:family="paragraph" style:parent-style-name="Standard">
      <style:text-properties fo:font-size="14pt" style:text-underline-style="none" fo:font-weight="normal" officeooo:rsid="000fb386" officeooo:paragraph-rsid="000fb386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fd07a" officeooo:paragraph-rsid="000fd07a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1018ca" officeooo:paragraph-rsid="001018ca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11d881" officeooo:paragraph-rsid="0011d881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123820" officeooo:paragraph-rsid="00123820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123820" officeooo:paragraph-rsid="00123820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text-properties fo:color="#0000cc" fo:font-size="14pt" style:text-underline-style="none" fo:font-weight="normal" officeooo:rsid="001018ca" officeooo:paragraph-rsid="001018ca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ff3333" fo:font-size="14pt" style:text-underline-style="none" fo:font-weight="normal" officeooo:rsid="001018ca" officeooo:paragraph-rsid="001018ca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text-properties fo:font-size="14pt" officeooo:rsid="000cc178" officeooo:paragraph-rsid="000cc178" style:font-size-asian="14pt" style:font-size-complex="14pt"/>
    </style:style>
    <style:style style:name="P15" style:family="paragraph" style:parent-style-name="Standard" style:list-style-name="L1">
      <style:text-properties fo:font-size="14pt" officeooo:rsid="000dce25" officeooo:paragraph-rsid="000dce25" style:font-size-asian="14pt" style:font-size-complex="14pt"/>
    </style:style>
    <style:style style:name="P16" style:family="paragraph" style:parent-style-name="Standard">
      <style:text-properties fo:font-size="14pt" officeooo:rsid="000dce25" officeooo:paragraph-rsid="000dce25" style:font-size-asian="14pt" style:font-size-complex="14pt"/>
    </style:style>
    <style:style style:name="P17" style:family="paragraph" style:parent-style-name="Standard" style:list-style-name="L2">
      <style:text-properties fo:font-size="14pt" style:text-underline-style="none" fo:font-weight="normal" officeooo:rsid="000fb386" officeooo:paragraph-rsid="000fb386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0fd07a" officeooo:paragraph-rsid="000fd07a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15929f" officeooo:paragraph-rsid="0015929f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123820" officeooo:paragraph-rsid="00123820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18f1b1" officeooo:paragraph-rsid="0018f1b1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text-properties fo:color="#ff3333" fo:font-size="14pt" fo:font-weight="bold" officeooo:rsid="000dce25" officeooo:paragraph-rsid="000dce25" style:font-size-asian="14pt" style:font-weight-asian="bold" style:font-size-complex="14pt" style:font-weight-complex="bold"/>
    </style:style>
    <style:style style:name="T1" style:family="text">
      <style:text-properties officeooo:rsid="000dce25"/>
    </style:style>
    <style:style style:name="T2" style:family="text">
      <style:text-properties officeooo:rsid="0012382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cessibility project <text:s/></text:p>
      <text:p text:style-name="P3"/>
      <text:p text:style-name="P10">Purpose : Make the web content accessible to disabled people.</text:p>
      <text:p text:style-name="P10"/>
      <text:p text:style-name="P19"><text:span text:style-name="T3">For the blind</text:span> – Screen reader like JAWS, Nvidia used.</text:p>
      <text:p text:style-name="P19"><text:span text:style-name="T3">For the deaf </text:span><text:s/>– <text:s/>Text transcript / subtitles provided for video and for audio, sign language video content is provided.</text:p>
      <text:p text:style-name="P19"/>
      <text:p text:style-name="P19"/>
      <text:p text:style-name="P1">Web Aim Standards</text:p>
      <text:p text:style-name="P4"/>
      <text:list xml:id="list2933817465195280552" text:style-name="L1">
        <text:list-item>
          <text:p text:style-name="P14">All images should have alt text, forms – labels and embedded content – accessible texts.</text:p>
          <text:p text:style-name="P14"/>
        </text:list-item>
        <text:list-item>
          <text:p text:style-name="P14">All videos should <text:span text:style-name="T1">have text transcript OR audio track is provided.</text:span></text:p>
          <text:p text:style-name="P14"/>
        </text:list-item>
        <text:list-item>
          <text:p text:style-name="P15">A sign language video is provided for all audio tracks.</text:p>
          <text:p text:style-name="P15"/>
        </text:list-item>
        <text:list-item>
          <text:p text:style-name="P22">Semantic mark ups &lt;h1&gt;&lt;strong&gt;&lt;em&gt;&lt;code&gt; etc <text:span text:style-name="T2">should be strictly followed</text:span>.</text:p>
          <text:p text:style-name="P15"/>
        </text:list-item>
        <text:list-item>
          <text:p text:style-name="P15">Contrast colors should be used for foreground and background.</text:p>
          <text:p text:style-name="P15"/>
        </text:list-item>
        <text:list-item>
          <text:p text:style-name="P15">Alerts, flashes, all interruptions like time-limits should be controlled by the user. </text:p>
          <text:p text:style-name="P15"/>
        </text:list-item>
        <text:list-item>
          <text:p text:style-name="P15">If a user can submit information, the submission is reversible, verified or confirmed.</text:p>
        </text:list-item>
      </text:list>
      <text:p text:style-name="P5"/>
      <text:p text:style-name="P5"/>
      <text:p text:style-name="P2">For Mobile</text:p>
      <text:p text:style-name="P2"/>
      <text:list xml:id="list4440589561259318848" text:style-name="L2">
        <text:list-item>
          <text:p text:style-name="P17">Minimize the info on the screen. Responsive, readable.</text:p>
          <text:p text:style-name="P17"/>
        </text:list-item>
        <text:list-item>
          <text:p text:style-name="P17">Keyboard control for touch screen devices.</text:p>
          <text:p text:style-name="P17"/>
        </text:list-item>
        <text:list-item>
          <text:p text:style-name="P17">Touch screen gestures should be easy.</text:p>
        </text:list-item>
        <text:list-item>
          <text:p text:style-name="P17"/>
        </text:list-item>
        <text:list-item>
          <text:p text:style-name="P17">Orientation should be controlled by the user. Screen readers will perform incorrect navigation commands if its unaware of the orientation changes.</text:p>
        </text:list-item>
      </text:list>
      <text:p text:style-name="P6"/>
      <text:p text:style-name="P6"/>
      <text:p text:style-name="P21">http://webaim.org/standards/wcag/WCAG2Checklist.pdf</text:p>
      <text:p text:style-name="P7"/>
      <text:p text:style-name="P7"/>
      <text:p text:style-name="P7"><text:soft-page-break/></text:p>
      <text:p text:style-name="P11">HTML5 semantic mark up significance:</text:p>
      <text:p text:style-name="P10"/>
      <text:p text:style-name="P10">Eg:1</text:p>
      <text:p text:style-name="P10"/>
      <text:p text:style-name="P10">Hello &lt;i&gt; World! &lt;/i&gt;</text:p>
      <text:p text:style-name="P10"/>
      <text:p text:style-name="P10">Hello &lt;em&gt; World! &lt;/em&gt;</text:p>
      <text:p text:style-name="P10"/>
      <text:p text:style-name="P10">Screen reader detects the &lt;em&gt; and gives emphasis while reading. (raised voice)</text:p>
      <text:p text:style-name="P10"/>
      <text:p text:style-name="P10"/>
      <text:p text:style-name="P9">Eg <text:span text:style-name="T2">2</text:span>:</text:p>
      <text:p text:style-name="P9"/>
      <text:p text:style-name="P13">&lt;header&gt; <text:s text:c="87"/></text:p>
      <text:p text:style-name="P13"><text:tab/> <text:s/>Page Heading<text:tab/><text:tab/><text:tab/><text:tab/><text:tab/><text:tab/><text:tab/><text:tab/></text:p>
      <text:p text:style-name="P13">&lt;/header&gt;</text:p>
      <text:p text:style-name="P8"><text:s/><text:tab/><text:tab/><text:tab/><text:tab/></text:p>
      <text:p text:style-name="P8"/>
      <text:p text:style-name="P12">&lt;div&gt; <text:s text:c="87"/></text:p>
      <text:p text:style-name="P12"><text:tab/> <text:s/>Page Heading<text:tab/><text:tab/><text:tab/><text:tab/><text:tab/><text:tab/><text:tab/><text:tab/></text:p>
      <text:p text:style-name="P12">&lt;/div&gt;</text:p>
      <text:p text:style-name="P8"><text:tab/><text:tab/></text:p>
      <text:p text:style-name="P10">Web crawlers /search engines easily identifies contents inside semantic markups than in common div'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0:41:58.115716100</meta:creation-date>
    <dc:date>2015-09-03T13:17:05.227296214</dc:date>
    <meta:editing-duration>PT1H41M19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226" meta:character-count="1678" meta:non-whitespace-character-count="1281"/>
  </office:meta>
</office:document-meta>
</file>